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4900000960459F8548.png"/>
  <manifest:file-entry manifest:media-type="image/png" manifest:full-path="Pictures/100002010000075E00000960334D6A2D.png"/>
  <manifest:file-entry manifest:media-type="image/png" manifest:full-path="Pictures/100002010000092A00000960A59BB176.png"/>
  <manifest:file-entry manifest:media-type="image/png" manifest:full-path="Pictures/100002010000012C0000012C21D4A77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Heading_20_3">
      <style:paragraph-properties fo:background-color="#99ff99">
        <style:background-image/>
      </style:paragraph-properties>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margin-left="0in" fo:margin-right="0in" fo:text-align="start" style:justify-single-word="false" fo:text-indent="0.1154in" style:auto-text-indent="false"/>
      <style:text-properties fo:language="en" fo:country="US"/>
    </style:style>
    <style:style style:name="P8" style:family="paragraph" style:parent-style-name="Standard">
      <style:paragraph-properties fo:margin-left="0in" fo:margin-right="0in" fo:text-align="start" style:justify-single-word="false" fo:text-indent="0.1154in" style:auto-text-indent="false" fo:break-before="page"/>
      <style:text-properties fo:language="en" fo:country="US"/>
    </style:style>
    <style:style style:name="P9" style:family="paragraph" style:parent-style-name="Standard" style:master-page-name="">
      <style:paragraph-properties fo:margin-left="0in" fo:margin-right="0in" fo:text-align="start" style:justify-single-word="false" fo:text-indent="0.1154in" style:auto-text-indent="false" style:page-number="auto"/>
      <style:text-properties fo:language="en" fo:country="US"/>
    </style:style>
    <style:style style:name="P10" style:family="paragraph" style:parent-style-name="Text_20_body">
      <style:text-properties fo:language="en" fo:country="US"/>
    </style:style>
    <style:style style:name="P11" style:family="paragraph" style:parent-style-name="Text_20_body" style:master-page-name="">
      <style:paragraph-properties fo:margin-left="0in" fo:margin-right="0in" fo:margin-top="0in" fo:margin-bottom="0.0835in" fo:text-indent="0.1083in" style:auto-text-indent="false" style:page-number="auto"/>
      <style:text-properties fo:language="en" fo:country="US"/>
    </style:style>
    <style:style style:name="P12" style:family="paragraph" style:parent-style-name="Text_20_body">
      <style:paragraph-properties fo:margin-left="0in" fo:margin-right="0in" fo:margin-top="0in" fo:margin-bottom="0.0835in" fo:text-indent="0.1083in" style:auto-text-indent="false"/>
    </style:style>
    <style:style style:name="P13" style:family="paragraph" style:parent-style-name="Text_20_body">
      <style:paragraph-properties fo:margin-left="0in" fo:margin-right="0in" fo:margin-top="0in" fo:margin-bottom="0.0835in" fo:text-indent="0.1083in" style:auto-text-indent="false"/>
      <style:text-properties fo:language="en" fo:country="US"/>
    </style:style>
    <style:style style:name="P14" style:family="paragraph" style:parent-style-name="Text_20_body">
      <style:paragraph-properties fo:margin-left="0in" fo:margin-right="0in" fo:margin-top="0in" fo:margin-bottom="0.0835in" fo:text-indent="0.1083in" style:auto-text-indent="false" fo:background-color="#ccffff">
        <style:background-image/>
      </style:paragraph-properties>
      <style:text-properties fo:language="en" fo:country="US"/>
    </style:style>
    <style:style style:name="P15" style:family="paragraph" style:parent-style-name="Text_20_body">
      <style:paragraph-properties fo:margin-left="0in" fo:margin-right="0in" fo:margin-top="0in" fo:margin-bottom="0.0835in" fo:text-indent="0.1083in" style:auto-text-indent="false" fo:background-color="#6699cc">
        <style:background-image/>
      </style:paragraph-properties>
      <style:text-properties fo:language="en" fo:country="US"/>
    </style:style>
    <style:style style:name="P16" style:family="paragraph" style:parent-style-name="Text_20_body">
      <style:paragraph-properties fo:margin-left="0in" fo:margin-right="0in" fo:margin-top="0in" fo:margin-bottom="0.0835in" fo:text-indent="0.1083in" style:auto-text-indent="false" fo:background-color="#ffcc00">
        <style:background-image/>
      </style:paragraph-properties>
    </style:style>
    <style:style style:name="P17" style:family="paragraph" style:parent-style-name="Text_20_body">
      <style:paragraph-properties fo:margin-left="0in" fo:margin-right="0in" fo:margin-top="0in" fo:margin-bottom="0.0835in" fo:text-indent="0.1083in" style:auto-text-indent="false" fo:background-color="#ffcc00">
        <style:background-image/>
      </style:paragraph-properties>
      <style:text-properties fo:language="en" fo:country="US"/>
    </style:style>
    <style:style style:name="P18" style:family="paragraph" style:parent-style-name="Text_20_body">
      <style:paragraph-properties fo:margin-left="0in" fo:margin-right="0in" fo:margin-top="0in" fo:margin-bottom="0.0835in" fo:text-indent="0.1083in" style:auto-text-indent="false" fo:background-color="#66ff66">
        <style:background-image/>
      </style:paragraph-properties>
      <style:text-properties fo:language="en" fo:country="US"/>
    </style:style>
    <style:style style:name="P19" style:family="paragraph" style:parent-style-name="Text_20_body">
      <style:paragraph-properties fo:margin-left="0in" fo:margin-right="0in" fo:margin-top="0in" fo:margin-bottom="0.0835in" fo:text-indent="0.1083in" style:auto-text-indent="false" fo:background-color="#99ff66">
        <style:background-image/>
      </style:paragraph-properties>
      <style:text-properties fo:language="en" fo:country="US"/>
    </style:style>
    <style:style style:name="P20" style:family="paragraph" style:parent-style-name="Text_20_body">
      <style:paragraph-properties fo:margin-left="0in" fo:margin-right="0in" fo:margin-top="0in" fo:margin-bottom="0.0835in" fo:text-indent="0.1083in" style:auto-text-indent="false" fo:background-color="#99ff99">
        <style:background-image/>
      </style:paragraph-properties>
    </style:style>
    <style:style style:name="P21" style:family="paragraph" style:parent-style-name="Text_20_body">
      <style:paragraph-properties fo:margin-left="0in" fo:margin-right="0in" fo:margin-top="0in" fo:margin-bottom="0.0835in" fo:text-indent="0.0134in" style:auto-text-indent="false"/>
    </style:style>
    <style:style style:name="P22" style:family="paragraph" style:parent-style-name="Heading_20_2">
      <style:text-properties fo:language="en" fo:country="US"/>
    </style:style>
    <style:style style:name="P23" style:family="paragraph" style:parent-style-name="Heading_20_1">
      <style:text-properties fo:language="en" fo:country="US"/>
    </style:style>
    <style:style style:name="P24" style:family="paragraph" style:parent-style-name="Heading_20_1">
      <style:paragraph-properties fo:break-before="page"/>
    </style:style>
    <style:style style:name="P25" style:family="paragraph" style:parent-style-name="Preformatted_20_Text">
      <style:paragraph-properties fo:margin-left="0in" fo:margin-right="0in" fo:margin-top="0in" fo:margin-bottom="0.0835in" fo:text-indent="0.1083in" style:auto-text-indent="false"/>
      <style:text-properties fo:color="#444444"/>
    </style:style>
    <style:style style:name="P26" style:family="paragraph" style:parent-style-name="Preformatted_20_Text">
      <style:paragraph-properties fo:margin-left="0in" fo:margin-right="0in" fo:margin-top="0in" fo:margin-bottom="0.0835in" fo:text-indent="0.1083in" style:auto-text-indent="false" fo:background-color="#ccffff">
        <style:background-image/>
      </style:paragraph-properties>
      <style:text-properties fo:color="#888888"/>
    </style:style>
    <style:style style:name="P27" style:family="paragraph" style:parent-style-name="Preformatted_20_Text">
      <style:paragraph-properties fo:margin-left="0in" fo:margin-right="0in" fo:margin-top="0in" fo:margin-bottom="0.0835in" fo:text-indent="0.1083in" style:auto-text-indent="false" fo:background-color="#99ccff">
        <style:background-image/>
      </style:paragraph-properties>
    </style:style>
    <style:style style:name="P28" style:family="paragraph" style:parent-style-name="Preformatted_20_Text">
      <style:paragraph-properties fo:margin-left="0in" fo:margin-right="0in" fo:margin-top="0in" fo:margin-bottom="0.0835in" fo:text-indent="0.1083in" style:auto-text-indent="false" fo:background-color="#99ccff">
        <style:background-image/>
      </style:paragraph-properties>
      <style:text-properties fo:color="#444444" fo:language="en" fo:country="US"/>
    </style:style>
    <style:style style:name="P29" style:family="paragraph" style:parent-style-name="Preformatted_20_Text">
      <style:paragraph-properties fo:margin-left="0in" fo:margin-right="0in" fo:margin-top="0in" fo:margin-bottom="0.0835in" fo:text-indent="0.1083in" style:auto-text-indent="false" fo:background-color="#cfe7f5">
        <style:background-image/>
      </style:paragraph-properties>
      <style:text-properties fo:color="#444444"/>
    </style:style>
    <style:style style:name="P30" style:family="paragraph" style:parent-style-name="Preformatted_20_Text">
      <style:paragraph-properties fo:margin-left="0in" fo:margin-right="0in" fo:margin-top="0in" fo:margin-bottom="0.0835in" fo:text-indent="0.1083in" style:auto-text-indent="false" fo:background-color="#99ffff">
        <style:background-image/>
      </style:paragraph-properties>
    </style:style>
    <style:style style:name="P31" style:family="paragraph" style:parent-style-name="Preformatted_20_Text">
      <style:paragraph-properties fo:margin-left="0in" fo:margin-right="0in" fo:margin-top="0in" fo:margin-bottom="0.0835in" fo:text-indent="0.1083in" style:auto-text-indent="false" fo:background-color="#99ffff">
        <style:background-image/>
      </style:paragraph-properties>
      <style:text-properties fo:color="#444444"/>
    </style:style>
    <style:style style:name="P32" style:family="paragraph" style:parent-style-name="Preformatted_20_Text">
      <style:paragraph-properties fo:margin-left="0in" fo:margin-right="0in" fo:margin-top="0in" fo:margin-bottom="0.0835in" fo:text-indent="0.1083in" style:auto-text-indent="false" fo:background-color="#66ffff">
        <style:background-image/>
      </style:paragraph-properties>
      <style:text-properties fo:color="#444444"/>
    </style:style>
    <style:style style:name="P33" style:family="paragraph" style:parent-style-name="Preformatted_20_Text">
      <style:paragraph-properties fo:margin-left="0in" fo:margin-right="0in" fo:margin-top="0in" fo:margin-bottom="0.0835in" fo:text-indent="0.1083in" style:auto-text-indent="false" fo:break-before="page" fo:background-color="#99ffff">
        <style:background-image/>
      </style:paragraph-properties>
    </style:style>
    <style:style style:name="P34" style:family="paragraph" style:parent-style-name="Preformatted_20_Text" style:master-page-name="">
      <style:paragraph-properties fo:margin-left="0in" fo:margin-right="0in" fo:margin-top="0in" fo:margin-bottom="0.0835in" fo:text-indent="0.0134in" style:auto-text-indent="false" style:page-number="auto" fo:background-color="#99ffff">
        <style:background-image/>
      </style:paragraph-properties>
      <style:text-properties fo:color="#444444"/>
    </style:style>
    <style:style style:name="P35" style:family="paragraph" style:parent-style-name="Preformatted_20_Text">
      <style:paragraph-properties fo:margin-left="0in" fo:margin-right="0in" fo:margin-top="0in" fo:margin-bottom="0.0835in" fo:text-indent="0.0134in" style:auto-text-indent="false" fo:background-color="#99ffff">
        <style:background-image/>
      </style:paragraph-properties>
      <style:text-properties fo:color="#444444"/>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color="#880000"/>
    </style:style>
    <style:style style:name="T5" style:family="text">
      <style:text-properties fo:color="#880000" fo:font-weight="bold"/>
    </style:style>
    <style:style style:name="T6" style:family="text">
      <style:text-properties fo:color="#880000" fo:language="en" fo:country="US"/>
    </style:style>
    <style:style style:name="T7" style:family="text">
      <style:text-properties fo:color="#397300"/>
    </style:style>
    <style:style style:name="T8" style:family="text">
      <style:text-properties fo:color="#397300" fo:language="en" fo:country="US"/>
    </style:style>
    <style:style style:name="T9" style:family="text">
      <style:text-properties fo:color="#444444"/>
    </style:style>
    <style:style style:name="T10" style:family="text">
      <style:text-properties fo:color="#444444" fo:font-weight="bold"/>
    </style:style>
    <style:style style:name="T11" style:family="text">
      <style:text-properties fo:color="#444444" fo:language="en" fo:country="US"/>
    </style:style>
    <style:style style:name="T12" style:family="text">
      <style:text-properties fo:font-weight="bold"/>
    </style:style>
    <style:style style:name="T13" style:family="text">
      <style:text-properties fo:color="#4d99bf" fo:language="en" fo:country="US"/>
    </style:style>
    <style:style style:name="T14" style:family="text">
      <style:text-properties fo:color="#1f7199" fo:language="en" fo:country="US"/>
    </style:style>
    <style:style style:name="T15" style:family="text">
      <style:text-properties fo:color="#1f7199" fo:language="en" fo:country="US" fo:font-weight="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color="#888888"/>
    </style:style>
    <style:style style:name="T19" style:family="text">
      <style:text-properties fo:color="#888888"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eroen P. Broks</text:p>
      <text:p text:style-name="P6"/>
      <text:p text:style-name="P6"/>
      <text:p text:style-name="P6"/>
      <text:p text:style-name="P6"/>
      <text:p text:style-name="P6"/>
      <text:p text:style-name="P6">A beginner's guide to:</text:p>
      <text:p text:style-name="P6"/>
      <text:p text:style-name="P6"><draw:frame draw:style-name="fr1" draw:name="graphics1" text:anchor-type="paragraph" svg:width="2.9409in" svg:height="2.9409in" draw:z-index="0"><draw:image xlink:href="Pictures/100002010000012C0000012C21D4A777.png" xlink:type="simple" xlink:show="embed" xlink:actuate="onLoad"/></draw:fram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4">1. Introduction to Lua and this book<text:tab/>3</text:p>
          <text:p text:style-name="P5">1.1 What is Lua?<text:tab/>3</text:p>
          <text:p text:style-name="P5">1.2 What do you need to install for this course.<text:tab/>3</text:p>
          <text:p text:style-name="P5">1.3 How to use this book<text:tab/>4</text:p>
          <text:p text:style-name="P4">2. Hello World! Your first real program.<text:tab/>5</text:p>
        </text:index-body>
      </text:table-of-content>
      <text:p text:style-name="P7"/>
      <text:p text:style-name="P8"/>
      <text:h text:style-name="P23" text:outline-level="1">1. Introduction to Lua and this book</text:h>
      <text:p text:style-name="P10"/>
      <text:h text:style-name="P22" text:outline-level="2">1.1 What is Lua?</text:h>
      <text:p text:style-name="P11"/>
      <text:p text:style-name="P13">Lua is a scripting language, which works completely in an interpreted environment. It has been coded in C and has been set up to be easily implemented with any program written in C. It's been used for many kinds of application. For example for creating addons for utilities, and most of all for games. </text:p>
      <text:p text:style-name="P13"/>
      <text:p text:style-name="P12"><text:span text:style-name="T1">Lua was designed by </text:span>Roberto Ierusalimschy, Waldemar Celes and Luiz Henrique de Figueiredo in a university in Rio de Janeiro in Brazil, and is completely free. It was named after the moon as “lua” means “moon” in Portuguese. Despite Lua itself being set up in C, you don't need any knowledge of C in order to use it, due to language quite often being implemented in tools in which you may need it.</text:p>
      <text:p text:style-name="P12"/>
      <text:p text:style-name="P12">Lua is very extremely symplistic in its syntax and general setup, making it very easy to learn and understand, even when you never touched a programming language before. Still Lua has a kind of low-level approach and is despite being interpreted quite fast. Since it's specifically designed to work in a C environment, it's very popular in the professional industry and knowing the basics of Lua can get you some extra tickets into the professional gaming industry.</text:p>
      <text:p text:style-name="P12"/>
      <text:p text:style-name="P12">I will go into the deep of how Lua works later in this book, but the famous “Hello World” program is only one line: “print('Hello World!')”.</text:p>
      <text:p text:style-name="P12"/>
      <text:p text:style-name="P12">Lua has also been designed to not bother about platform specific issues. So basically a Lua script should work in Windows, MacOS and Linux and basically any platform you can think of.</text:p>
      <text:p text:style-name="P12"/>
      <text:h text:style-name="Heading_20_2" text:outline-level="2">1.2 What do you need to install for this course.</text:h>
      <text:p text:style-name="P13">When it comes to Game programming one of the most complete Lua engines to make anything is LÖVE (<text:a xlink:type="simple" xlink:href="http://love2d.org/" text:style-name="Internet_20_link" text:visited-style-name="Visited_20_Internet_20_Link">http://love2d.org</text:a>) but I advise you not to start with LÖVE right away. Before we get onto a complete engine like that it's essential that you first understand how Lua itself works. For that you need a Lua program you can run from the CLI. This program can only perform the core features, but it's good enough for testing what you've learned. If CLI tools are too difficult for you to understand, you can also use the Lua playground (<text:a xlink:type="simple" xlink:href="https://www.lua.org/cgi-bin/demo" text:style-name="Internet_20_link" text:visited-style-name="Visited_20_Internet_20_Link">https://www.lua.org/cgi-bin/demo</text:a>). You can just enter the Lua code and the result will appear as soon as you click “run”. For training this will do.</text:p>
      <text:p text:style-name="P13"/>
      <text:p text:style-name="P13">To Test the playground just type “print('Hello World!')” in the textarea and then click “Run”, and “Hello World!” should appear below. When you use the cli tool type “cat &gt; hello.lua” in the terminal when you use Linux, Mac or BSD and “copy con hello.lua” on Windows and type <text:soft-page-break/>“print('Hello World!')” and press enter and press ctrl-D in Linux/Mac/BSD and ctrl-z on Windows then type “lua hello.lua” and if you see “Hello World!”, you can see you installed the CLI tool correctly.</text:p>
      <text:p text:style-name="P13"/>
      <text:p text:style-name="P13">When you really get serious into Lua scripting you will need an editor that can handle Lua Scripting. I use the Lua Devolopment Tools for Eclipse, but that can be a rather complex to understand. Atom, Geany, SublimeText, NotePad++ should all be able to allow you to work with Lua scripts.</text:p>
      <text:p text:style-name="P13"/>
      <text:h text:style-name="Heading_20_2" text:outline-level="2">1.3 How to use this book</text:h>
      <text:p text:style-name="P13">I will try to take you step by step into the secrets of Lua. I will show you many scripts. It could be wise to copy these and try what they do.</text:p>
      <text:p text:style-name="P13"/>
      <text:p text:style-name="P13">Code will look like this:</text:p>
      <text:p text:style-name="P26"><text:span text:style-name="T1">-- Test</text:span></text:p>
      <text:p text:style-name="P26"><text:span text:style-name="T9">a=</text:span><text:span text:style-name="T4">"Hello World"</text:span></text:p>
      <text:p text:style-name="P26"><text:span text:style-name="T7">print</text:span><text:span text:style-name="T9">(a)</text:span></text:p>
      <text:p text:style-name="P14"/>
      <text:p text:style-name="P13"/>
      <text:p text:style-name="P13">The colors you see is called “Syntax Highlight”. This will help you a lot keep some overview over your code.</text:p>
      <text:p text:style-name="P13"/>
      <text:p text:style-name="P15"><draw:frame draw:style-name="fr2" draw:name="graphics2" text:anchor-type="paragraph" svg:x="0.0327in" svg:y="-0.0811in" svg:width="1.0839in" svg:height="0.9228in" draw:z-index="1"><draw:image xlink:href="Pictures/100002010000092A00000960A59BB176.png" xlink:type="simple" xlink:show="embed" xlink:actuate="onLoad"/></draw:frame>When you see this icon and the text beside it with a blue background, it means that I got something very important to tell. Like all programming languages Lua can be full of trapdoors you can easily fall through, and you should therefore be aware of those. I make these warnings for a reason.</text:p>
      <text:p text:style-name="P17"><draw:frame draw:style-name="fr2" draw:name="graphics3" text:anchor-type="paragraph" svg:x="0.0327in" svg:y="-0.0091in" svg:width="1.0791in" svg:height="1.1425in" draw:z-index="2"><draw:image xlink:href="Pictures/100002010000075E00000960334D6A2D.png" xlink:type="simple" xlink:show="embed" xlink:actuate="onLoad"/></draw:frame>When you see this icon on an amber background, it means that I am about to tell you some typical nerdy stuff, that is just nice to know, but most of all aimed to people who can look beyond the regular stuff. If you have no understanding of what I tell here, then don't you worry one bit, as it's not really important to move on. Perhaps if you got more understanding of Lua and you want to read this over, hey, why not ;)</text:p>
      <text:p text:style-name="P18"><draw:frame draw:style-name="fr2" draw:name="graphics4" text:anchor-type="paragraph" svg:x="0.0465in" svg:y="-0.0543in" svg:width="1.0382in" svg:height="1.4874in" draw:z-index="3"><draw:image xlink:href="Pictures/100002010000044900000960459F8548.png" xlink:type="simple" xlink:show="embed" xlink:actuate="onLoad"/></draw:frame>And lastly when you see this icon on a green background, I'll be giving you some exercise. The best way to learn to code, no matter if you do that in Lua, Pascal, BASIC or even in C is by doing it. And thus a few assignments never hurt. </text:p>
      <text:p text:style-name="P18">These assignments may sometimes have some code snippets, but mostly you are on your own, but you area allowed to look things up in the previous chapter or paragraphs or sections to see the solution. Sometimes I may even give you some pointers of the expected output, so you can check a few things for yourself.</text:p>
      <text:p text:style-name="P13">And with this all discussed, I wish you good luck with this book.</text:p>
      <text:h text:style-name="P24" text:outline-level="1">2. Hello World! Your first real program.</text:h>
      <text:p text:style-name="P13">Most traditionally the first program you'll be writing in whatever language you're gonna learn is Hello World! It's been said that the first time Hello World was written was to demonstrate a prototype of the C programming language.</text:p>
      <text:p text:style-name="P13"/>
      <text:p text:style-name="P13">In C Hello World looks like this:</text:p>
      <text:p text:style-name="P27"><text:span text:style-name="T14">#</text:span><text:span text:style-name="T15">include</text:span><text:span text:style-name="T14"> </text:span><text:span text:style-name="T13">&lt;stdio.h&gt;</text:span></text:p>
      <text:p text:style-name="P27"><text:span text:style-name="T10">int</text:span><text:span text:style-name="T9"> </text:span><text:span text:style-name="T5">main</text:span><text:span text:style-name="T9">(</text:span><text:span text:style-name="T10">void</text:span><text:span text:style-name="T9">){</text:span></text:p>
      <text:p text:style-name="P27"><text:span text:style-name="T9"><text:s text:c="5"/></text:span><text:span text:style-name="T7">printf</text:span><text:span text:style-name="T9">(</text:span><text:span text:style-name="T4">"Hello World\n"</text:span><text:span text:style-name="T9">);</text:span></text:p>
      <text:p text:style-name="P27"><text:span text:style-name="T9">}</text:span></text:p>
      <text:p text:style-name="P13">Not really much to it, even in C, although in C you need 4 lines and in Lua, just one.</text:p>
      <text:p text:style-name="P28"><text:span text:style-name="T7">print</text:span>(<text:span text:style-name="T4">"Hello World"</text:span>)</text:p>
      <text:p text:style-name="P13"/>
      <text:p text:style-name="P13">Now “print” is a function. I'll go into the deep about what functions are later in this book, but for now it's important to know that a function can be used to make Lua do something. In the case of “print” that is to put something on the screen. “Hello World” is was we call a string. A string is a series of characters, usually used to form text. So in English we said to Lua <text:span text:style-name="T16">put the text “Hello World” on the screen.</text:span><text:span text:style-name="T17"> </text:span></text:p>
      <text:p text:style-name="P13"><text:span text:style-name="T17"/></text:p>
      <text:p text:style-name="P13"><text:span text:style-name="T17">Let's test this out. Copy that line into a program or onto the playground and run it and see what happens. It should show “Hello World”.</text:span></text:p>
      <text:p text:style-name="P17"><draw:frame draw:style-name="fr2" draw:name="graphics5" text:anchor-type="paragraph" svg:x="0.0327in" svg:y="-0.0091in" svg:width="1.0791in" svg:height="1.1425in" draw:z-index="4"><draw:image xlink:href="Pictures/100002010000075E00000960334D6A2D.png" xlink:type="simple" xlink:show="embed" xlink:actuate="onLoad"/></draw:frame><text:span text:style-name="T17">When it comes to strings in nearly any language you will need quotes. In the example I used double quotes. Lua will also understand single quotes. It doesn't really matter if you use single or double quotes, as long as you are consequent in using the same quotes to end the quotes as you started them. I however advice double quotes. If you will ever consider moving on to C, Go, C# and some other languages in this family single quotes have a different meaning, and thus you can confuse yourself when you use single quotes (big exception is Pascal that requires single quotes).</text:span></text:p>
      <text:p text:style-name="P13"><text:span text:style-name="T17"/></text:p>
      <text:p text:style-name="P15"><draw:frame draw:style-name="fr2" draw:name="graphics6" text:anchor-type="paragraph" svg:x="0.0327in" svg:y="-0.0811in" svg:width="1.0839in" svg:height="0.9228in" draw:z-index="5"><draw:image xlink:href="Pictures/100002010000092A00000960A59BB176.png" xlink:type="simple" xlink:show="embed" xlink:actuate="onLoad"/></draw:frame><text:span text:style-name="T17">Now I'm gonna take you into something important. Especially when you coded in BASIC or Pascal before you can really suffer here. Lua is case sensitive.</text:span></text:p>
      <text:p text:style-name="P28"><text:span text:style-name="T7">PRINT</text:span>(<text:span text:style-name="T4">"Hello World"</text:span>)</text:p>
      <text:p text:style-name="P15"><text:span text:style-name="T17">This code will therefore not work. Try it and you will see Lua complain about a trying to call a “nil value” or something like that. I shall go into the deep about what a “nil value” is later, but for now let's suffice to say that a nil value means that you are trying to do something with something that does not exist, and therefore Lua can't handle that. Lua does make a difference between upper and lower case letters. So “print” and “PRINT” are therefore not the same. Especially when you move on to more complex Lua scripting you should be very strict on yourself on how you use upper and lower case or your scripts can become a big mess.</text:span></text:p>
      <text:p text:style-name="P13">Now with this knowledge you can take this a little bit further. “print” will not only show text on screen. It will also move to the next line. And thus we can also do this:</text:p>
      <text:p text:style-name="P13"><text:soft-page-break/></text:p>
      <text:p text:style-name="P13">So without trying this out in the playground or a cli tool, you must be able to tell what this program does:</text:p>
      <text:p text:style-name="P29"><text:span text:style-name="T8">print</text:span><text:span text:style-name="T1">(</text:span><text:span text:style-name="T6">"USA stands for United States of America"</text:span><text:span text:style-name="T1">)</text:span></text:p>
      <text:p text:style-name="P29"><text:span text:style-name="T7">print</text:span>(<text:span text:style-name="T4">"Its first president was George Washington"</text:span>)</text:p>
      <text:p text:style-name="P29"><text:span text:style-name="T7">print</text:span>(<text:span text:style-name="T4">"It borders to Canada and Mexico"</text:span>)</text:p>
      <text:p text:style-name="P13"/>
      <text:p text:style-name="P13"/>
      <text:p text:style-name="P19"><draw:frame draw:style-name="fr2" draw:name="graphics7" text:anchor-type="paragraph" svg:x="0.0465in" svg:y="-0.0543in" svg:width="1.0382in" svg:height="1.4874in" draw:z-index="6"><draw:image xlink:href="Pictures/100002010000044900000960459F8548.png" xlink:type="simple" xlink:show="embed" xlink:actuate="onLoad"/></draw:frame>Now write a program that shows your name and your age, your date of birth and your city of birth onto the screen. All data fields I asked for should have their own line in the output.</text:p>
      <text:p text:style-name="P19">If you can do this, you have understood the basic of the Hello World sequence and then we can get on the move for the next chapter.</text:p>
      <text:p text:style-name="P19"/>
      <text:p text:style-name="P19"/>
      <text:p text:style-name="P13"/>
      <text:h text:style-name="P24" text:outline-level="1">3. Variables</text:h>
      <text:p text:style-name="P12"><text:span text:style-name="T1">Like any programming language Lua handles data most of all through variables. </text:span></text:p>
      <text:p text:style-name="P12"><text:span text:style-name="T1">Unlike compiler based languages such as C, Go and Pascal, Lua does not require any variable declarations. A variable is technically created on the moment it's first asked for. </text:span></text:p>
      <text:p text:style-name="P12"><text:span text:style-name="T1"/></text:p>
      <text:p text:style-name="P12"><text:span text:style-name="T1">Variables can be defined, and read out. Read data can be put on the screen, or be used for creating new data, or be checked. </text:span></text:p>
      <text:p text:style-name="P12"><text:span text:style-name="T1">In this particular chapter I'll limit stuff to definitions of variables, reading and some nice manipulations.</text:span></text:p>
      <text:p text:style-name="P12"><text:span text:style-name="T1"/></text:p>
      <text:p text:style-name="P12"><text:span text:style-name="T1">Strictly speaking Lua only has 5 data types for variables: nil, boolean, string, number, table and function. I will not discuss function in this chapter. I will get to that once we'll really go into the deep of functions, and for tables same story.</text:span></text:p>
      <text:p text:style-name="P12"><text:span text:style-name="T1">Variables can also be global and local. I will get to the difference between the local and global in a later section. For now we'll only use globals. Global variables are available in your entire script, and that is all you need to know for now.</text:span></text:p>
      <text:p text:style-name="P12"><text:span text:style-name="T1"/></text:p>
      <text:p text:style-name="P12"><text:span text:style-name="T1">Definining variables is as easy as this:</text:span></text:p>
      <text:p text:style-name="P34"><text:span text:style-name="T1">a = </text:span><text:span text:style-name="T6">1</text:span><text:span text:style-name="T1"> –-</text:span><text:span text:style-name="T19"> number</text:span></text:p>
      <text:p text:style-name="P35">b = <text:span text:style-name="T12">true</text:span> -–<text:span text:style-name="T18"> boolean</text:span></text:p>
      <text:p text:style-name="P35">c = <text:span text:style-name="T4">"Hello World"</text:span> -–<text:span text:style-name="T18"> string</text:span></text:p>
      <text:p text:style-name="P35">d = { <text:span text:style-name="T4">3</text:span>, <text:span text:style-name="T4">4</text:span>, <text:span text:style-name="T4">5</text:span>, <text:span text:style-name="T4">10</text:span> } <text:span text:style-name="T18">-- table</text:span></text:p>
      <text:p text:style-name="P35">e = <text:span text:style-name="T12">function</text:span>() <text:span text:style-name="T7">print</text:span>(<text:span text:style-name="T4">"Yo!"</text:span>) <text:span text:style-name="T12">end</text:span> –-<text:span text:style-name="T18"> function</text:span></text:p>
      <text:p text:style-name="P35">n = <text:span text:style-name="T12">nil</text:span> <text:span text:style-name="T18">-- nil</text:span></text:p>
      <text:p text:style-name="P21"><text:span text:style-name="T1">Now “--” in Lua means a comment. Lua will ignore everything that comes after that.<text:line-break/></text:span></text:p>
      <text:p text:style-name="P12"><text:span text:style-name="T1"/></text:p>
      <text:h text:style-name="Heading_20_2" text:outline-level="2"><text:span text:style-name="T1">3.1 The nil type</text:span></text:h>
      <text:p text:style-name="P12"><text:span text:style-name="T1">Nil is a word that you'll soon hate when you get into Lua coding. It will haunt you wherever you go. Any variable you did not yet define will automatically be of the nil type, and the nil type only has one “value”. Nil.</text:span></text:p>
      <text:p text:style-name="P12"><text:span text:style-name="T1">Nil just means your variable contains no data at all. In most cases nil cannot be used and thus an error will pop up if you try. </text:span></text:p>
      <text:p text:style-name="P12"><text:span text:style-name="T1">Nil can also be enforced like you can see in the code in the intro section of this chapter by simply saying “myvar = nil”. Especially when working with tables this can get you far as this may cause Lua to automatically clean up all the memory taken by the table. More about that when I actually come to tables.</text:span></text:p>
      <text:h text:style-name="Heading_20_2" text:outline-level="2"><text:soft-page-break/><text:span text:style-name="T1">3.2 The number type</text:span></text:h>
      <text:p text:style-name="P12"><text:span text:style-name="T1">The number type is like the name suggests for storing numbers. These can be integers as well as floats. Now number variables are pretty important as they allow you to perform mathematical calculations, and even the simplest of programs (well except maybe Hello World) will often require you to do some calculations. Scoring points, deducting hitpoints, but also determining coordinates of the player or the enemies. The number type makes it all possible. </text:span></text:p>
      <text:h text:style-name="Heading_20_3" text:outline-level="3"><text:span text:style-name="T1">3.2.1 Definition and showing numbers</text:span></text:h>
      <text:p text:style-name="P31"><text:span text:style-name="T1">a = </text:span><text:span text:style-name="T6">1</text:span></text:p>
      <text:p text:style-name="P31"><text:span text:style-name="T7">print</text:span>(a)</text:p>
      <text:p text:style-name="P12"><text:span text:style-name="T1">Yeah, well it's really that simple. This program will define 1 into variable a. And print will then show the content of a.</text:span></text:p>
      <text:p text:style-name="P12"><text:span text:style-name="T1">Note that now that we are using a variable and not a string we do not quote it. Due to that Lua understands this is a variable and will thus just show the value of variable a</text:span></text:p>
      <text:p text:style-name="P31"><text:span text:style-name="T1">a = </text:span><text:span text:style-name="T6">1</text:span></text:p>
      <text:p text:style-name="P31">b = <text:span text:style-name="T4">5</text:span></text:p>
      <text:p text:style-name="P31"><text:span text:style-name="T7">print</text:span>(b)</text:p>
      <text:p text:style-name="P31"><text:span text:style-name="T7">print</text:span>(a)</text:p>
      <text:p text:style-name="P12"><text:span text:style-name="T1">Now 1 will be put in a and 5 will be put in b. Note that I first asked to show variable b and then variable a. This will cause Lua to first output 5 and then 1. It is very important that you put the commands in the correct order to prevent bugs. In this case it didn't matter in which order I defined the variables, but the order of the print instructions do.</text:span></text:p>
      <text:h text:style-name="Heading_20_3" text:outline-level="3"><text:span text:style-name="T1">3.2.2 Mathematics with variables</text:span></text:h>
      <text:p text:style-name="P12"><text:span text:style-name="T1">Now we get into actual programming.</text:span></text:p>
      <text:p text:style-name="P12"><text:span text:style-name="T1">For this I'll need to discuss operators. For mathematic formulas Lua has 6 operators at your disposal.</text:span></text:p>
      <text:p text:style-name="P12"><text:span text:style-name="T1">Addition<text:tab/><text:tab/>+</text:span></text:p>
      <text:p text:style-name="P12"><text:span text:style-name="T1">Subtraction<text:tab/><text:tab/>-</text:span></text:p>
      <text:p text:style-name="P12"><text:span text:style-name="T1">Multiplication<text:tab/>*</text:span></text:p>
      <text:p text:style-name="P12"><text:span text:style-name="T1">Division<text:tab/><text:tab/>/</text:span></text:p>
      <text:p text:style-name="P12"><text:span text:style-name="T1">Modulo<text:tab/><text:tab/>%</text:span></text:p>
      <text:p text:style-name="P12"><text:span text:style-name="T1">Empower<text:tab/><text:tab/>^</text:span></text:p>
      <text:p text:style-name="P12"><text:span text:style-name="T1">Lua does take in calculations the official order into account when multiple operators are used, so first empowering, then multiplication and division and lastly additions and subtractions, but just like in normal mathematics you can alter this order with parents ( ).</text:span></text:p>
      <text:p text:style-name="P12"><text:span text:style-name="T1">Now I'm sure this all sounds a bit like abracedabra. So let's explain by means of some examples.</text:span></text:p>
      <text:p text:style-name="P12"><text:span text:style-name="T1">When doing math in Lua you can use both numbers and variables in your formulas and you can use them in both your definitions as in function arguments, so you can do this:</text:span></text:p>
      <text:p text:style-name="P31"><text:span text:style-name="T8">print</text:span><text:span text:style-name="T1">( </text:span><text:span text:style-name="T6">2</text:span><text:span text:style-name="T1"> + </text:span><text:span text:style-name="T6">5</text:span><text:span text:style-name="T1"> )</text:span></text:p>
      <text:p text:style-name="P12"><text:soft-page-break/><text:span text:style-name="T1">And you can also do this:</text:span></text:p>
      <text:p text:style-name="P32"><text:span text:style-name="T1">a = </text:span><text:span text:style-name="T6">2</text:span></text:p>
      <text:p text:style-name="P32"><text:span text:style-name="T7">print</text:span>(a + <text:span text:style-name="T4">5</text:span>)</text:p>
      <text:p text:style-name="P12"><text:span text:style-name="T1">Both examples will put 7 on the screen.</text:span></text:p>
      <text:p text:style-name="P12"><text:span text:style-name="T1">But this works too:</text:span></text:p>
      <text:p text:style-name="P32"><text:span text:style-name="T1">a = </text:span><text:span text:style-name="T6">2</text:span><text:span text:style-name="T1"> + </text:span><text:span text:style-name="T6">5</text:span></text:p>
      <text:p text:style-name="P32"><text:span text:style-name="T7">print</text:span>(a)</text:p>
      <text:p text:style-name="P12"><text:span text:style-name="T1">And yeah, you can also go this way:</text:span></text:p>
      <text:p text:style-name="P31"><text:span text:style-name="T1">a = </text:span><text:span text:style-name="T6">2</text:span></text:p>
      <text:p text:style-name="P31">b = <text:span text:style-name="T4">5</text:span></text:p>
      <text:p text:style-name="P31">c = a+b</text:p>
      <text:p text:style-name="P31"><text:span text:style-name="T7">print</text:span>(c)</text:p>
      <text:p text:style-name="P12"><text:span text:style-name="T1">Anything is possible.</text:span></text:p>
      <text:p text:style-name="P12"><text:span text:style-name="T1"/></text:p>
      <text:p text:style-name="P12"><text:span text:style-name="T1">Now that's interesting, but can you also make a variable increment itself? Sure!</text:span></text:p>
      <text:p text:style-name="P31"><text:span text:style-name="T1">a = </text:span><text:span text:style-name="T6">1</text:span></text:p>
      <text:p text:style-name="P31">a = a + <text:span text:style-name="T4">1</text:span></text:p>
      <text:p text:style-name="P31"><text:span text:style-name="T7">print</text:span>(a) <text:span text:style-name="T18">-- outputs 1</text:span></text:p>
      <text:p text:style-name="P31">a = a + a</text:p>
      <text:p text:style-name="P31"><text:span text:style-name="T7">print</text:span>(a) <text:span text:style-name="T18">-- outputs 4</text:span></text:p>
      <text:p text:style-name="P12"><text:span text:style-name="T1"/></text:p>
      <text:p text:style-name="P12"><text:span text:style-name="T1">And basically you can go all the way with this with the other operators.</text:span></text:p>
      <text:p text:style-name="P16"><draw:frame draw:style-name="fr2" draw:name="graphics8" text:anchor-type="paragraph" svg:x="0.0327in" svg:y="-0.0091in" svg:width="1.0791in" svg:height="1.1425in" draw:z-index="7"><draw:image xlink:href="Pictures/100002010000075E00000960334D6A2D.png" xlink:type="simple" xlink:show="embed" xlink:actuate="onLoad"/></draw:frame><text:span text:style-name="T1">The “%” operator or “modulo” (in some programming languages this is the “mod” keyword) is an operator that can confuse some people. It contains the remainder value of a division.</text:span></text:p>
      <text:p text:style-name="P16"><text:span text:style-name="T1">8 % 4 = 0</text:span></text:p>
      <text:p text:style-name="P16"><text:span text:style-name="T1">9 % 4 = 1 (8:4=2 and 1 remains).</text:span></text:p>
      <text:p text:style-name="P12"><text:span text:style-name="T1"/></text:p>
      <text:p text:style-name="P16"><draw:frame draw:style-name="fr2" draw:name="graphics9" text:anchor-type="paragraph" svg:x="0.0327in" svg:y="-0.0272in" svg:width="1.0791in" svg:height="1.1425in" draw:z-index="8"><draw:image xlink:href="Pictures/100002010000075E00000960334D6A2D.png" xlink:type="simple" xlink:show="embed" xlink:actuate="onLoad"/></draw:frame><text:span text:style-name="T1">If you have been using C/C++/Go/C# before you will not like to hear this, but Lua has no shortcut incrementors or manipulation support. So a++ or a-- do not exist in Lua and there is also no variant for a+=4 or anything like that. I'm afraid this is something you'll have to deal with.</text:span></text:p>
      <text:p text:style-name="P16"><text:span text:style-name="T1">I've not been informed by any plans of support for this in the future. I wouldn't be surprised if it will be implemented, but for the good of this book, I'll do without them. :(</text:span></text:p>
      <text:p text:style-name="P12"><text:span text:style-name="T1">Now like I said before, Lua can handle more complex formulas by working with parents, in which like in real-life mathematics the stuff between parents takes priority</text:span></text:p>
      <text:p text:style-name="P33"><text:span text:style-name="T11">a = </text:span><text:span text:style-name="T6">4</text:span></text:p>
      <text:p text:style-name="P30"><text:span text:style-name="T9">b = </text:span><text:span text:style-name="T4">6</text:span></text:p>
      <text:p text:style-name="P30"><text:span text:style-name="T9">c = </text:span><text:span text:style-name="T4">2</text:span></text:p>
      <text:p text:style-name="P30"><text:span text:style-name="T9">d = (a+b)/c</text:span></text:p>
      <text:p text:style-name="P30"><text:span text:style-name="T7">print</text:span><text:span text:style-name="T9">(d) </text:span><text:span text:style-name="T18">-- outputs 5</text:span></text:p>
      <text:p text:style-name="P12"><text:span text:style-name="T1">Since a is 4 and b is 6 and c is 2 the formula send to d is basically </text:span><text:span text:style-name="T2">(4+6)/2</text:span><text:span text:style-name="T3">, so first calculate what is between the parents, well 4+6=10, so that makes 10:2 which is 5 and thus the output.</text:span></text:p>
      <text:p text:style-name="P12"><text:span text:style-name="T3"/></text:p>
      <text:h text:style-name="P3" text:outline-level="3"><text:span text:style-name="T3">3.2.3 Assignment</text:span></text:h>
      <text:p text:style-name="P20"><draw:frame draw:style-name="fr2" draw:name="graphics10" text:anchor-type="paragraph" svg:x="0.0465in" svg:y="-0.0543in" svg:width="1.0382in" svg:height="1.4874in" draw:z-index="9"><draw:image xlink:href="Pictures/100002010000044900000960459F8548.png" xlink:type="simple" xlink:show="embed" xlink:actuate="onLoad"/></draw:frame><text:span text:style-name="T3">Write a program in which you have variable a and b are defined with random numbers of your choice, as long as it's anything higher than zero. </text:span></text:p>
      <text:p text:style-name="P20"><text:span text:style-name="T3">Then let it output the result of adding the two variables, then subtract then multiplied by each other and then divided.</text:span></text:p>
      <text:p text:style-name="P20"><text:span text:style-name="T3">Then make the same program make the two variables double themselves and do the same sequence of mathematic results again.</text:span></text:p>
      <text:p text:style-name="P20"><text:span text:style-name="T3"/></text:p>
      <text:p text:style-name="P20"><text:span text:style-name="T3">Please make sure you read the assignment well and that you've understood it well, as this may be one of the more complex ones to understand at once.</text:span></text:p>
      <text:p text:style-name="P12"><text:span text:style-name="T1"/></text:p>
      <text:h text:style-name="Heading_20_2" text:outline-level="2"><text:span text:style-name="T1">3.3 The string type</text:span></text:h>
      <text:p text:style-name="P12"><text:span text:style-name="T1">Strings are in Lua pretty easy to use. Like I said strings are a chain of characters, usually used for text. Technically strings can have any length and you can do various things with them.</text:span></text:p>
      <text:p text:style-name="P12"><text:span text:style-name="T1">Defining a string variable is as simple as this:</text:span></text:p>
      <text:p text:style-name="P25"><text:span text:style-name="T1">mystring = </text:span><text:span text:style-name="T6">"Hello World"</text:span></text:p>
      <text:p text:style-name="P12"><text:span text:style-name="T1">It's that easy. Now you can just use functions like print to put the content onto the screen.</text:span></text:p>
      <text:p text:style-name="P12"><text:span text:style-name="T1"/></text:p>
      <text:p text:style-name="P12"><text:span text:style-name="T1">s</text:span></text:p>
      <text:p text:style-name="P13">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8-12-28T22:14:38</meta:creation-date>
    <dc:date>2018-12-29T01:54:36</dc:date>
    <dc:creator>Jeroen Broks</dc:creator>
    <meta:editing-duration>PT3H23M44S</meta:editing-duration>
    <meta:editing-cycles>7</meta:editing-cycles>
    <meta:generator>OpenOffice/4.1.3$Unix OpenOffice.org_project/413m1$Build-9783</meta:generator>
    <meta:document-statistic meta:table-count="0" meta:image-count="10" meta:object-count="0" meta:page-count="10" meta:paragraph-count="142" meta:word-count="2721" meta:character-count="14418"/>
  </office:meta>
</office:document-meta>
</file>